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ult 4" table:style-name="ta1">
        <table:shapes>
          <draw:frame draw:z-index="0" draw:style-name="gr1" draw:text-style-name="P1" svg:width="6.2988in" svg:height="3.5429in" svg:x="1.4925in" svg:y="2.9256in">
            <draw:object draw:notify-on-update-of-ranges="'mult 4'.A2:'mult 4'.A11 'mult 4'.B1:'mult 4'.B1 'mult 4'.B2:'mult 4'.B11 'mult 4'.C1:'mult 4'.C1 'mult 4'.C2:'mult 4'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amples</text:p>
          </table:table-cell>
          <table:table-cell table:style-name="Default" office:value-type="string" calcext:value-type="string">
            <text:p>Incr. Steps</text:p>
          </table:table-cell>
          <table:table-cell office:value-type="string" calcext:value-type="string">
            <text:p>Incr. UAV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31.06" calcext:value-type="float">
            <text:p>431.06</text:p>
          </table:table-cell>
          <table:table-cell office:value-type="float" office:value="406.28" calcext:value-type="float">
            <text:p>406.2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7.36" calcext:value-type="float">
            <text:p>167.36</text:p>
          </table:table-cell>
          <table:table-cell office:value-type="float" office:value="122.71" calcext:value-type="float">
            <text:p>122.7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7.93" calcext:value-type="float">
            <text:p>97.93</text:p>
          </table:table-cell>
          <table:table-cell office:value-type="float" office:value="71.62" calcext:value-type="float">
            <text:p>71.6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float" office:value="62.86" calcext:value-type="float">
            <text:p>62.8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0.54" calcext:value-type="float">
            <text:p>40.54</text:p>
          </table:table-cell>
          <table:table-cell office:value-type="float" office:value="55.39" calcext:value-type="float">
            <text:p>55.3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1.75" calcext:value-type="float">
            <text:p>31.75</text:p>
          </table:table-cell>
          <table:table-cell office:value-type="float" office:value="51.06" calcext:value-type="float">
            <text:p>51.0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.71" calcext:value-type="float">
            <text:p>21.71</text:p>
          </table:table-cell>
          <table:table-cell office:value-type="float" office:value="47.31" calcext:value-type="float">
            <text:p>47.3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.04" calcext:value-type="float">
            <text:p>14.04</text:p>
          </table:table-cell>
          <table:table-cell office:value-type="float" office:value="45.58" calcext:value-type="float">
            <text:p>45.5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.77" calcext:value-type="float">
            <text:p>8.77</text:p>
          </table:table-cell>
          <table:table-cell office:value-type="float" office:value="41.99" calcext:value-type="float">
            <text:p>41.9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.76" calcext:value-type="float">
            <text:p>2.76</text:p>
          </table:table-cell>
          <table:table-cell office:value-type="float" office:value="39.26" calcext:value-type="float">
            <text:p>39.26</text:p>
          </table:table-cell>
        </table:table-row>
      </table:table>
      <table:table table:name="mult 3" table:style-name="ta1">
        <table:shapes>
          <draw:frame draw:z-index="0" draw:style-name="gr1" draw:text-style-name="P1" svg:width="6.2988in" svg:height="3.5429in" svg:x="0.9071in" svg:y="3.072in">
            <draw:object draw:notify-on-update-of-ranges="'mult 3'.A2:'mult 3'.A11 'mult 3'.B1:'mult 3'.B1 'mult 3'.B2:'mult 3'.B11 'mult 3'.C1:'mult 3'.C1 'mult 3'.C2:'mult 3'.C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amples</text:p>
          </table:table-cell>
          <table:table-cell table:style-name="Default" office:value-type="string" calcext:value-type="string">
            <text:p>Incr. Steps</text:p>
          </table:table-cell>
          <table:table-cell office:value-type="string" calcext:value-type="string">
            <text:p>Incr. UAV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30.44" calcext:value-type="float">
            <text:p>530.44</text:p>
          </table:table-cell>
          <table:table-cell office:value-type="float" office:value="402.84" calcext:value-type="float">
            <text:p>402.8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3.32" calcext:value-type="float">
            <text:p>183.32</text:p>
          </table:table-cell>
          <table:table-cell office:value-type="float" office:value="243.5" calcext:value-type="float">
            <text:p>243.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117.47" calcext:value-type="float">
            <text:p>117.4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1.62" calcext:value-type="float">
            <text:p>71.62</text:p>
          </table:table-cell>
          <table:table-cell office:value-type="float" office:value="97.93" calcext:value-type="float">
            <text:p>97.9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.28" calcext:value-type="float">
            <text:p>54.28</text:p>
          </table:table-cell>
          <table:table-cell office:value-type="float" office:value="88.17" calcext:value-type="float">
            <text:p>88.1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4.21" calcext:value-type="float">
            <text:p>34.21</text:p>
          </table:table-cell>
          <table:table-cell office:value-type="float" office:value="77.59" calcext:value-type="float">
            <text:p>77.5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.91" calcext:value-type="float">
            <text:p>22.91</text:p>
          </table:table-cell>
          <table:table-cell office:value-type="float" office:value="72.35" calcext:value-type="float">
            <text:p>72.3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9.06" calcext:value-type="float">
            <text:p>19.06</text:p>
          </table:table-cell>
          <table:table-cell office:value-type="float" office:value="68.5" calcext:value-type="float">
            <text:p>68.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.03" calcext:value-type="float">
            <text:p>9.03</text:p>
          </table:table-cell>
          <table:table-cell office:value-type="float" office:value="66.94" calcext:value-type="float">
            <text:p>66.9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.84" calcext:value-type="float">
            <text:p>2.84</text:p>
          </table:table-cell>
          <table:table-cell office:value-type="float" office:value="62.38" calcext:value-type="float">
            <text:p>62.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 style:data-style-name="N2" text:time-value="19:59:30.725191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lense </meta:initial-creator>
    <meta:creation-date>2014-12-08T12:12:28.732288163</meta:creation-date>
    <dc:date>2015-01-13T20:00:22.017440759</dc:date>
    <dc:creator>falense </dc:creator>
    <meta:editing-duration>PT1H55M7S</meta:editing-duration>
    <meta:editing-cycles>6</meta:editing-cycles>
    <meta:generator>LibreOffice/4.2.7.2$Linux_X86_64 LibreOffice_project/420m0$Build-2</meta:generator>
    <meta:document-statistic meta:table-count="2" meta:cell-count="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952cm" style:legend-expansion="high" chart:style-name="ch2"/>
        <chart:plot-area chart:style-name="ch3" table:cell-range-address="'mult 4'.A2:'mult 4'.C11 'mult 4'.B1:'mult 4'.C1" chart:data-source-has-labels="both" svg:x="1.331cm" svg:y="0.18cm" svg:width="11.338cm" svg:height="7.659cm">
          <chartooo:coordinate-region svg:x="2.138cm" svg:y="0.379cm" svg:width="10.345cm" svg:height="6.813cm"/>
          <chart:axis chart:dimension="x" chart:name="primary-x" chart:style-name="ch4" chartooo:axis-type="auto">
            <chartooo:date-scale/>
            <chart:title svg:x="5.54cm" svg:y="8.019cm" chart:style-name="ch5">
              <text:p>Number of samples</text:p>
            </chart:title>
            <chart:categories table:cell-range-address="'mult 4'.A2:'mult 4'.A11"/>
            <chart:grid chart:style-name="ch6" chart:class="major"/>
          </chart:axis>
          <chart:axis chart:dimension="y" chart:name="primary-y" chart:style-name="ch4">
            <chart:title svg:x="0.451cm" svg:y="5.76cm" chart:style-name="ch7">
              <text:p>Avg. error in predictions</text:p>
            </chart:title>
            <chart:grid chart:style-name="ch6" chart:class="major"/>
          </chart:axis>
          <chart:series chart:style-name="ch8" chart:values-cell-range-address="'mult 4'.B2:'mult 4'.B11" chart:label-cell-address="'mult 4'.B1:'mult 4'.B1" chart:class="chart:line">
            <chart:data-point chart:repeated="10"/>
          </chart:series>
          <chart:series chart:style-name="ch9" chart:values-cell-range-address="'mult 4'.C2:'mult 4'.C11" chart:label-cell-address="'mult 4'.C1:'mult 4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r. Steps</text:p>
                <draw:g>
                  <svg:desc>'mult 4'.B1:'mult 4'.B1</svg:desc>
                </draw:g>
              </table:table-cell>
              <table:table-cell office:value-type="string">
                <text:p>Incr. UAVs</text:p>
                <draw:g>
                  <svg:desc>'mult 4'.C1:'mult 4'.C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'mult 4'.A2:'mult 4'.A11</svg:desc>
                </draw:g>
              </table:table-cell>
              <table:table-cell office:value-type="float" office:value="431.06">
                <text:p>431.06</text:p>
                <draw:g>
                  <svg:desc>'mult 4'.B2:'mult 4'.B11</svg:desc>
                </draw:g>
              </table:table-cell>
              <table:table-cell office:value-type="float" office:value="406.28">
                <text:p>406.28</text:p>
                <draw:g>
                  <svg:desc>'mult 4'.C2:'mult 4'.C11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7.36">
                <text:p>167.36</text:p>
              </table:table-cell>
              <table:table-cell office:value-type="float" office:value="122.71">
                <text:p>122.7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7.93">
                <text:p>97.93</text:p>
              </table:table-cell>
              <table:table-cell office:value-type="float" office:value="71.62">
                <text:p>71.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2.86">
                <text:p>62.86</text:p>
              </table:table-cell>
              <table:table-cell office:value-type="float" office:value="62.86">
                <text:p>62.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.54">
                <text:p>40.54</text:p>
              </table:table-cell>
              <table:table-cell office:value-type="float" office:value="55.39">
                <text:p>55.3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1.75">
                <text:p>31.75</text:p>
              </table:table-cell>
              <table:table-cell office:value-type="float" office:value="51.06">
                <text:p>51.0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1.71">
                <text:p>21.71</text:p>
              </table:table-cell>
              <table:table-cell office:value-type="float" office:value="47.31">
                <text:p>47.3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4.04">
                <text:p>14.04</text:p>
              </table:table-cell>
              <table:table-cell office:value-type="float" office:value="45.58">
                <text:p>45.5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8.77">
                <text:p>8.77</text:p>
              </table:table-cell>
              <table:table-cell office:value-type="float" office:value="41.99">
                <text:p>41.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76">
                <text:p>2.76</text:p>
              </table:table-cell>
              <table:table-cell office:value-type="float" office:value="39.26">
                <text:p>39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ajor="5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952cm" style:legend-expansion="high" chart:style-name="ch2"/>
        <chart:plot-area chart:style-name="ch3" table:cell-range-address="'mult 3'.A2:'mult 3'.C11 'mult 3'.B1:'mult 3'.C1" chart:data-source-has-labels="both" svg:x="1.331cm" svg:y="0.18cm" svg:width="11.338cm" svg:height="7.659cm">
          <chartooo:coordinate-region svg:x="2.138cm" svg:y="0.379cm" svg:width="10.345cm" svg:height="6.813cm"/>
          <chart:axis chart:dimension="x" chart:name="primary-x" chart:style-name="ch4" chartooo:axis-type="auto">
            <chartooo:date-scale/>
            <chart:title svg:x="5.54cm" svg:y="8.019cm" chart:style-name="ch5">
              <text:p>Number of samples</text:p>
            </chart:title>
            <chart:categories table:cell-range-address="'mult 3'.A2:'mult 3'.A11"/>
            <chart:grid chart:style-name="ch6" chart:class="major"/>
          </chart:axis>
          <chart:axis chart:dimension="y" chart:name="primary-y" chart:style-name="ch7">
            <chart:title svg:x="0.451cm" svg:y="5.76cm" chart:style-name="ch8">
              <text:p>Avg. error in predictions</text:p>
            </chart:title>
            <chart:grid chart:style-name="ch6" chart:class="major"/>
          </chart:axis>
          <chart:series chart:style-name="ch9" chart:values-cell-range-address="'mult 3'.B2:'mult 3'.B11" chart:label-cell-address="'mult 3'.B1:'mult 3'.B1" chart:class="chart:line">
            <chart:data-point chart:repeated="10"/>
          </chart:series>
          <chart:series chart:style-name="ch10" chart:values-cell-range-address="'mult 3'.C2:'mult 3'.C11" chart:label-cell-address="'mult 3'.C1:'mult 3'.C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r. Steps</text:p>
                <draw:g>
                  <svg:desc>'mult 3'.B1:'mult 3'.B1</svg:desc>
                </draw:g>
              </table:table-cell>
              <table:table-cell office:value-type="string">
                <text:p>Incr. UAVs</text:p>
                <draw:g>
                  <svg:desc>'mult 3'.C1:'mult 3'.C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'mult 3'.A2:'mult 3'.A11</svg:desc>
                </draw:g>
              </table:table-cell>
              <table:table-cell office:value-type="float" office:value="530.44">
                <text:p>530.44</text:p>
                <draw:g>
                  <svg:desc>'mult 3'.B2:'mult 3'.B11</svg:desc>
                </draw:g>
              </table:table-cell>
              <table:table-cell office:value-type="float" office:value="402.84">
                <text:p>402.84</text:p>
                <draw:g>
                  <svg:desc>'mult 3'.C2:'mult 3'.C11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83.32">
                <text:p>183.32</text:p>
              </table:table-cell>
              <table:table-cell office:value-type="float" office:value="243.5">
                <text:p>243.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7.47">
                <text:p>117.47</text:p>
              </table:table-cell>
              <table:table-cell office:value-type="float" office:value="117.47">
                <text:p>117.4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1.62">
                <text:p>71.62</text:p>
              </table:table-cell>
              <table:table-cell office:value-type="float" office:value="97.93">
                <text:p>97.9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4.28">
                <text:p>54.28</text:p>
              </table:table-cell>
              <table:table-cell office:value-type="float" office:value="88.17">
                <text:p>88.1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4.21">
                <text:p>34.21</text:p>
              </table:table-cell>
              <table:table-cell office:value-type="float" office:value="77.59">
                <text:p>77.5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2.91">
                <text:p>22.91</text:p>
              </table:table-cell>
              <table:table-cell office:value-type="float" office:value="72.35">
                <text:p>72.3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9.06">
                <text:p>19.06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.03">
                <text:p>9.03</text:p>
              </table:table-cell>
              <table:table-cell office:value-type="float" office:value="66.94">
                <text:p>66.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84">
                <text:p>2.84</text:p>
              </table:table-cell>
              <table:table-cell office:value-type="float" office:value="62.38">
                <text:p>62.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